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668cm" fo:min-width="0.78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678cm" fo:min-width="0.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57cm" fo:min-width="0.29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612cm" fo:min-width="0.36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562cm" fo:min-width="0.3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60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4a7ebb" draw:fill="solid" draw:fill-color="#c6d9f1" draw:textarea-vertical-align="middle" draw:auto-grow-height="false" draw:fit-to-size="false" style:shrink-to-fit="false" fo:min-height="10.475cm" fo:min-width="11.80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573cm" fo:min-width="2.64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573cm" fo:min-width="3.22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573cm" fo:min-width="3.05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.673cm" fo:min-width="4.74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14cm" fo:min-width="0.92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022cm" fo:min-width="0.93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485cm" fo:min-width="0.9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675cm" fo:min-width="0.43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.10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.651cm" fo:min-width="2.28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483cm" fo:min-width="1.6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.26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svg:stroke-width="0.1cm" svg:stroke-color="#3465a4" draw:marker-start-width="0.5cm" draw:marker-end="Arrow" draw:marker-end-width="0.5cm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2.617cm" style:use-optimal-column-width="false"/>
    </style:style>
    <style:style style:name="co2" style:family="table-column">
      <style:table-column-properties style:column-width="2.468cm" style:use-optimal-column-width="false"/>
    </style:style>
    <style:style style:name="co3" style:family="table-column">
      <style:table-column-properties style:column-width="1.287cm" style:use-optimal-column-width="false"/>
    </style:style>
    <style:style style:name="co4" style:family="table-column">
      <style:table-column-properties style:column-width="2.218cm" style:use-optimal-column-width="false"/>
    </style:style>
    <style:style style:name="ro1" style:family="table-row">
      <style:table-row-properties style:row-height="0.966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c6d9f1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7" draw:style-name="gr1" draw:text-style-name="P1" draw:layer="layout" svg:width="1.285cm" svg:height="0.917cm" svg:x="14.241cm" svg:y="3.7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" draw:text-style-name="P1" draw:layer="layout" svg:width="1.269cm" svg:height="0.927cm" svg:x="16.561cm" svg:y="3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" draw:text-style-name="P1" draw:layer="layout" svg:width="0.791cm" svg:height="0.819cm" svg:x="20.577cm" svg:y="3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" draw:text-style-name="P1" draw:layer="layout" svg:width="0.865cm" svg:height="0.861cm" svg:x="22.956cm" svg:y="3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" draw:text-style-name="P1" draw:layer="layout" svg:width="0.879cm" svg:height="0.811cm" svg:x="19.101cm" svg:y="6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6" draw:text-style-name="P1" draw:layer="layout" svg:width="0.754cm" svg:height="0.851cm" svg:x="22.297cm" svg:y="7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7" draw:text-style-name="P2" xml:id="id5" draw:id="id5" draw:layer="layout" svg:width="12.304cm" svg:height="10.724cm" svg:x="12.207cm" svg:y="0.445cm">
          <draw:glue-point draw:id="4" svg:x="-1.079cm" svg:y="-1.19cm"/>
          <draw:glue-point draw:id="5" svg:x="3.507cm" svg:y="-1.19cm"/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6" draw:style-name="standard" xml:id="id10" draw:id="id10" draw:layer="layout" svg:width="11.057cm" svg:height="3.863cm" svg:x="13.022cm" svg:y="0.66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row table:style-name="ro1" table:default-cell-style-name="ce1">
              <table:table-cell>
                <text:p text:style-name="P3"><text:span text:style-name="T1">Tag k</text:span></text:p>
              </table:table-cell>
              <table:table-cell>
                <text:p text:style-name="P3"><text:span text:style-name="T1">Line k</text:span></text:p>
              </table:table-cell>
              <table:table-cell>
                <text:p text:style-name="P3"><text:span text:style-name="T1">…</text:span></text:p>
              </table:table-cell>
              <table:table-cell>
                <text:p text:style-name="P3"><text:span text:style-name="T1">Tag 1</text:span></text:p>
              </table:table-cell>
              <table:table-cell>
                <text:p text:style-name="P3"><text:span text:style-name="T1">Line 1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0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3"><text:span text:style-name="T2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3"><text:span text:style-name="T2">#sets-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angle 11" draw:style-name="gr8" draw:text-style-name="P5" xml:id="id1" draw:id="id1" draw:layer="layout" svg:width="3.147cm" svg:height="0.822cm" svg:x="0.713cm" svg:y="2.412cm">
          <text:p text:style-name="P4"><text:span text:style-name="T3">Ta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9" draw:id="id9" draw:layer="layout" svg:width="3.72cm" svg:height="0.822cm" svg:x="3.861cm" svg:y="2.441cm">
          <text:p text:style-name="P4"><text:span text:style-name="T3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5" xml:id="id7" draw:id="id7" draw:layer="layout" svg:width="3.553cm" svg:height="0.822cm" svg:x="7.582cm" svg:y="2.402cm">
          <text:p text:style-name="P4"><text:span text:style-name="T3">Off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11" draw:text-style-name="P6" xml:id="id6" draw:id="id6" draw:layer="layout" svg:width="5.562cm" svg:height="0.948cm" draw:transform="rotate (-3.14159265358979) translate (23.965cm 7.949cm)">
          <draw:glue-point draw:id="4" svg:x="-2.443cm" svg:y="-4.994cm"/>
          <draw:glue-point draw:id="5" svg:x="2.58cm" svg:y="-4.646cm"/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12" draw:text-style-name="P5" xml:id="id2" draw:id="id2" draw:layer="layout" svg:width="2.015cm" svg:height="1.966cm" svg:x="12.605cm" svg:y="6.114cm">
          <text:p text:style-name="P4"><text:span text:style-name="T3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47" draw:style-name="gr13" draw:text-style-name="P7" draw:layer="layout" svg:width="1.438cm" svg:height="1.271cm" draw:transform="rotate (-1.5707963267949) translate (14.884cm 4.67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52" draw:style-name="gr14" draw:text-style-name="P8" xml:id="id11" draw:id="id11" draw:layer="layout" svg:width="3.598cm" svg:height="1.013cm" svg:x="5.702cm" svg:y="10.436cm">
          <text:p text:style-name="P3"><text:span text:style-name="T2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4" draw:text-style-name="P8" draw:layer="layout" svg:width="5.219cm" svg:height="1.013cm" svg:x="0.017cm" svg:y="1.427cm">
          <text:p text:style-name="P3"><text:span text:style-name="T2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05" draw:style-name="gr15" draw:text-style-name="P7" draw:layer="layout" svg:width="1.437cm" svg:height="4.734cm" draw:transform="rotate (-1.5707963267949) translate (20.972cm 4.67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46" draw:style-name="gr16" draw:text-style-name="P1" xml:id="id3" draw:id="id3" draw:layer="layout" svg:width="0.934cm" svg:height="0.924cm" svg:x="15.812cm" svg:y="9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3" draw:style-name="gr12" draw:text-style-name="P5" xml:id="id4" draw:id="id4" draw:layer="layout" svg:width="2.015cm" svg:height="1.966cm" svg:x="15.23cm" svg:y="6.112cm">
          <text:p text:style-name="P4"><text:span text:style-name="T3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38" draw:style-name="gr17" draw:text-style-name="P7" draw:layer="layout" svg:width="0.609cm" svg:height="0.001cm" svg:x="14.619cm" svg:y="7.08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63" draw:style-name="gr18" draw:text-style-name="P6" xml:id="id8" draw:id="id8" draw:layer="layout" svg:width="3.1cm" svg:height="0.948cm" draw:transform="rotate (-3.14159265358979) translate (22.734cm 9.659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70" draw:style-name="gr19" draw:text-style-name="P7" draw:layer="layout" svg:width="2.144cm" svg:height="0.732cm" draw:transform="rotate (-1.5707963267949) translate (21.184cm 9.65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6" draw:style-name="gr20" draw:text-style-name="P7" draw:layer="layout" svg:width="0.76cm" svg:height="0.001cm" draw:transform="rotate (-1.5707963267949) translate (21.185cm 7.94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onnector draw:style-name="gr21" draw:text-style-name="P9" draw:layer="layout" svg:x1="2.286cm" svg:y1="3.234cm" svg:x2="12.605cm" svg:y2="7.097cm" draw:start-shape="id1" draw:start-glue-point="2" draw:end-shape="id2" draw:end-glue-point="3" svg:d="M2286 3234v3863h10319" svg:viewBox="0 0 10320 3864">
          <text:p/>
        </draw:connector>
        <draw:connector draw:style-name="gr21" draw:text-style-name="P9" draw:layer="layout" svg:x1="13.612cm" svg:y1="8.08cm" svg:x2="15.812cm" svg:y2="10.089cm" draw:start-shape="id2" draw:start-glue-point="2" draw:end-shape="id3" draw:end-glue-point="3" svg:d="M13612 8080v2009h2200" svg:viewBox="0 0 2201 2010">
          <text:p/>
        </draw:connector>
        <draw:connector draw:style-name="gr21" draw:text-style-name="P9" draw:layer="layout" svg:x1="16.237cm" svg:y1="8.078cm" svg:x2="16.279cm" svg:y2="9.627cm" draw:start-shape="id4" draw:start-glue-point="2" draw:end-shape="id3" draw:end-glue-point="0" svg:d="M16237 8078v808h42v741" svg:viewBox="0 0 43 1550">
          <text:p/>
        </draw:connector>
        <draw:connector draw:style-name="gr21" draw:text-style-name="P9" draw:layer="layout" draw:line-skew="-2.406cm 5.749cm" svg:x1="22.674cm" svg:y1="4.531cm" svg:x2="22.618cm" svg:y2="7.035cm" draw:start-shape="id5" draw:start-glue-point="5" draw:end-shape="id6" draw:end-glue-point="5" svg:d="M22674 4531h-56v1150 1354" svg:viewBox="0 0 57 2505">
          <text:p/>
        </draw:connector>
        <draw:connector draw:style-name="gr21" draw:text-style-name="P9" draw:layer="layout" draw:line-skew="6.003cm" svg:x1="17.032cm" svg:y1="4.531cm" svg:x2="19.826cm" svg:y2="7.002cm" draw:start-shape="id5" draw:start-glue-point="4" draw:end-shape="id6" draw:end-glue-point="4" svg:d="M17032 4531v1404h2794v1067" svg:viewBox="0 0 2795 2472">
          <text:p/>
        </draw:connector>
        <draw:connector draw:style-name="gr21" draw:text-style-name="P9" draw:layer="layout" draw:line-skew="-0.035cm" svg:x1="16.746cm" svg:y1="10.089cm" svg:x2="18.403cm" svg:y2="7.475cm" draw:start-shape="id3" draw:start-glue-point="1" draw:end-shape="id6" draw:end-glue-point="1" svg:d="M16746 10089h793v-2614h864" svg:viewBox="0 0 1658 2615">
          <text:p/>
        </draw:connector>
        <draw:connector draw:style-name="gr21" draw:text-style-name="P9" draw:layer="layout" svg:x1="9.358cm" svg:y1="3.224cm" svg:x2="19.634cm" svg:y2="9.185cm" draw:start-shape="id7" draw:start-glue-point="2" draw:end-shape="id8" draw:end-glue-point="1" svg:d="M9358 3224v5961h10276" svg:viewBox="0 0 10277 5962">
          <text:p/>
        </draw:connector>
        <draw:connector draw:style-name="gr21" draw:text-style-name="P9" draw:layer="layout" draw:line-skew="-0.568cm 1.42cm" svg:x1="5.721cm" svg:y1="2.441cm" svg:x2="13.022cm" svg:y2="2.598cm" draw:start-shape="id9" draw:start-glue-point="0" draw:end-shape="id10" draw:end-glue-point="3" svg:d="M5721 2441v-1081h5976v1238h1325" svg:viewBox="0 0 7302 1239">
          <text:p/>
        </draw:connector>
        <draw:connector draw:style-name="gr21" draw:text-style-name="P9" draw:layer="layout" draw:line-skew="-0.186cm" svg:x1="16.279cm" svg:y1="10.551cm" svg:x2="9.3cm" svg:y2="10.942cm" draw:start-shape="id3" draw:start-glue-point="2" draw:end-shape="id11" draw:end-glue-point="1" svg:d="M16279 10551v391h-3729-3250" svg:viewBox="0 0 6980 3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0:04:27.504209936</meta:creation-date>
    <dc:date>2019-01-19T10:25:32.281275132</dc:date>
    <meta:editing-duration>PT21M5S</meta:editing-duration>
    <meta:editing-cycles>1</meta:editing-cycles>
    <meta:generator>LibreOffice/6.0.6.2$Linux_X86_64 LibreOffice_project/00m0$Build-2</meta:generator>
    <meta:document-statistic meta:object-count="32"/>
  </office:meta>
</office:document-meta>
</file>